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1.8125in"/>
    </style:style>
    <style:style style:name="Table1.B" style:family="table-column">
      <style:table-column-properties style:column-width="1.6493in"/>
    </style:style>
    <style:style style:name="Table1.C" style:family="table-column">
      <style:table-column-properties style:column-width="1.7313in"/>
    </style:style>
    <style:style style:name="Table1.D" style:family="table-column">
      <style:table-column-properties style:column-width="1.734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Heading_20_1">
      <style:paragraph-properties fo:margin-left="0in" fo:margin-right="0in" fo:text-indent="0in" style:auto-text-indent="true" fo:break-before="page"/>
    </style:style>
    <style:style style:name="P3" style:family="paragraph" style:parent-style-name="Heading_20_2">
      <style:paragraph-properties fo:margin-left="0in" fo:margin-right="0in" fo:text-indent="0in" style:auto-text-indent="true"/>
    </style:style>
    <style:style style:name="P4" style:family="paragraph" style:parent-style-name="Heading_20_3">
      <style:paragraph-properties fo:margin-left="0in" fo:margin-right="0in" fo:text-indent="0in" style:auto-text-indent="true"/>
    </style:style>
    <style:style style:name="P5" style:family="paragraph" style:parent-style-name="Preformatted_20_Text">
      <style:paragraph-properties fo:margin-left="0in" fo:margin-right="0in" fo:text-indent="0in" style:auto-text-indent="true"/>
    </style:style>
    <style:style style:name="P6"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7" style:family="paragraph" style:parent-style-name="Preformatted_20_Text">
      <style:paragraph-properties fo:margin-left="0in" fo:margin-right="0in" fo:text-indent="0in" style:auto-text-indent="true"/>
      <style:text-properties style:font-name="DejaVu Sans1" fo:font-size="8pt" style:font-size-asian="8pt" style:font-size-complex="8pt"/>
    </style:style>
    <style:style style:name="P8" style:family="paragraph" style:parent-style-name="Preformatted_20_Text">
      <style:paragraph-properties fo:margin-left="0in" fo:margin-right="0in" fo:text-indent="0in" style:auto-text-indent="true"/>
      <style:text-properties style:font-name="DejaVu Sans1" fo:font-size="8pt" officeooo:paragraph-rsid="000856c7" style:font-size-asian="8pt" style:font-size-complex="8pt"/>
    </style:style>
    <style:style style:name="P9" style:family="paragraph" style:parent-style-name="Preformatted_20_Text">
      <style:paragraph-properties fo:margin-left="0in" fo:margin-right="0in" fo:text-indent="0in" style:auto-text-indent="true"/>
      <style:text-properties style:font-name="DejaVu Sans1" fo:font-size="8pt" style:font-size-asian="8pt" style:font-size-complex="8pt"/>
    </style:style>
    <style:style style:name="P10" style:family="paragraph" style:parent-style-name="Preformatted_20_Text">
      <style:paragraph-properties fo:margin-left="0in" fo:margin-right="0in" fo:text-indent="0in" style:auto-text-indent="true"/>
      <style:text-properties style:font-name="DejaVu Sans1" fo:font-size="8pt" officeooo:paragraph-rsid="000856c7" style:font-size-asian="8pt" style:font-size-complex="8pt"/>
    </style:style>
    <style:style style:name="P11" style:family="paragraph" style:parent-style-name="Preformatted_20_Text" style:master-page-name="">
      <loext:graphic-properties draw:fill="none"/>
      <style:paragraph-properties fo:margin-left="0in" fo:margin-right="0in" fo:margin-top="0in" fo:margin-bottom="0in" loext:contextual-spacing="false" fo:text-indent="0in" style:auto-text-indent="true" style:page-number="auto" fo:background-color="transparent"/>
      <style:text-properties style:font-name="DejaVu Sans1" fo:font-size="11pt" style:font-size-asian="11pt" style:font-size-complex="11pt"/>
    </style:style>
    <style:style style:name="P12" style:family="paragraph" style:parent-style-name="code" style:list-style-name="L6"/>
    <style:style style:name="P13" style:family="paragraph" style:parent-style-name="code">
      <style:text-properties fo:font-size="8pt" style:font-size-asian="8pt" style:font-size-complex="8pt"/>
    </style:style>
    <style:style style:name="T1" style:family="text">
      <style:text-properties officeooo:rsid="00060d9c"/>
    </style:style>
    <style:style style:name="T2" style:family="text">
      <style:text-properties style:font-name="DejaVu Sans1" fo:font-size="11pt" style:font-size-asian="11pt" style:font-size-complex="11pt"/>
    </style:style>
    <style:style style:name="T3" style:family="text">
      <style:text-properties officeooo:rsid="0009544b"/>
    </style:style>
    <style:style style:name="T4" style:family="text">
      <style:text-properties officeooo:rsid="000ac3d0"/>
    </style:style>
    <style:style style:name="T5"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8543in" fo:text-indent="-0.25in" fo:margin-left="0.854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043in" fo:text-indent="-0.25in" fo:margin-left="1.104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543in" fo:text-indent="-0.25in" fo:margin-left="1.354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043in" fo:text-indent="-0.25in" fo:margin-left="1.604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543in" fo:text-indent="-0.25in" fo:margin-left="1.854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043in" fo:text-indent="-0.25in" fo:margin-left="2.104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543in" fo:text-indent="-0.25in" fo:margin-left="2.354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043in" fo:text-indent="-0.25in" fo:margin-left="2.604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543in" fo:text-indent="-0.25in" fo:margin-left="2.854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043in" fo:text-indent="-0.25in" fo:margin-left="3.104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h text:style-name="P2" text:outline-level="1">Chapter 3 Converting Numeric Data Types </text:h>
      <text:p text:style-name="P1"/>
      <text:p text:style-name="P1">When you work with numbers there will come a time when you will need to converta variable from one data type to another data type. In FreeBasic there are two types ofdata conversion. Implicit, where the compiler will automatically convert the data typesduring an assignment or calculation, and explicit using one of the predefined conversion functions. </text:p>
      <text:p text:style-name="P1"/>
      <text:h text:style-name="P3" text:outline-level="2">Implicit Data Conversion </text:h>
      <text:p text:style-name="P1"/>
      <text:p text:style-name="P1">Implicit data conversion occurs either through an assignment statement, or as the result of a calculation. Where implicit data conversion can cause a problem is in the loss of precision that can result when converting a large data type to a smaller data type.</text:p>
      <text:p text:style-name="P1">While implicit data conversion eases the programming process somewhat, you want to make sure that the results you are getting are what you expect. You should always check the result of an implicit conversion to make sure the range of values being converted is in the expected range. </text:p>
      <text:p text:style-name="P1"/>
      <text:p text:style-name="P1">The following short program illustrates the conversion that takes place during an assignment statement. </text:p>
      <text:p text:style-name="P1"/>
      <text:p text:style-name="P1"/>
      <text:list xml:id="list2335816383" text:style-name="List_20_1">
        <text:list-item>
          <text:p text:style-name="code">Dim As Double myDbl </text:p>
        </text:list-item>
        <text:list-item>
          <text:p text:style-name="code">Dim As Integer myInt </text:p>
        </text:list-item>
        <text:list-item>
          <text:p text:style-name="code">'Set myDbl to a float value </text:p>
        </text:list-item>
        <text:list-item>
          <text:p text:style-name="code">myDbl = 5.56 </text:p>
        </text:list-item>
        <text:list-item>
          <text:p text:style-name="code">'Assign myInt the float, will be converted to int </text:p>
        </text:list-item>
        <text:list-item>
          <text:p text:style-name="code">myInt = myDbl </text:p>
        </text:list-item>
        <text:list-item>
          <text:p text:style-name="code">Print "myInt ="; myInt </text:p>
        </text:list-item>
        <text:list-item>
          <text:p text:style-name="code">Sleep </text:p>
        </text:list-item>
        <text:list-item>
          <text:p text:style-name="code">End </text:p>
        </text:list-item>
        <text:list-item>
          <text:p text:style-name="code"/>
        </text:list-item>
      </text:list>
      <text:p text:style-name="P1"/>
      <text:p text:style-name="P1"/>
      <text:p text:style-name="P1">Listing 3.1: assignconv.bas </text:p>
      <text:p text:style-name="P1"/>
      <text:p text:style-name="P1"><text:tab/>Analysis: In lines 1 and 2 two variable are being declared, myDbl, a double-type <text:span text:style-name="T4">variable</text:span> and myInt, an integer-type variable. Line 3 is a comment which, as you can see,</text:p>
      <text:p text:style-name="P1">starts with the ' (single quote) character. In line 4 the double-type variable is being initialized to the floating-point value 5.56. In line 6 the double is being assigned to an integer variable, invoking the implicit conversion. In line 7 the Print displays the result on the console window. In line 8 the program waits for a key press with the Sleep statement and in line 9 the End statement is used to end the program. </text:p>
      <text:p text:style-name="P1"/>
      <text:p text:style-name="P1">Running the program will result in the following output. </text:p>
      <text:p text:style-name="P1"/>
      <text:p text:style-name="P1"><text:soft-page-break/>myInt = 6 </text:p>
      <text:p text:style-name="P1"/>
      <text:p text:style-name="P1"/>
      <text:p text:style-name="P1">Output 3.1: assignconv.bas </text:p>
      <text:p text:style-name="P1"/>
      <text:p text:style-name="P1"/>
      <text:p text:style-name="P1">In the program, the value of myDbl which is a double-type variable, was set to</text:p>
      <text:p text:style-name="P1"/>
      <text:p text:style-name="P1">5.56. When myInt was assigned this float value, the compiler converted the value to an integer, and then rounded it up to 6. Maybe you were just looking for the whole number portion of 5? In this case, your result would be incorrect, although you may not know until later in the program. This type of subtle bug is another one of those problems that are hard to track down and fix. </text:p>
      <text:p text:style-name="P1">Caution Even if the compiler is producing the correct result, there is no guarantee that future versions of the compiler will. It may be necessary to change the behavior of the compiler to add features or fix a bug, and you may find yourself with a program that suddenly quits working. </text:p>
      <text:p text:style-name="P1"/>
      <text:p text:style-name="P1">The next little program illustrates the implicit conversion that takes place during a calculation. In this example, the two integer operands are converted to double-types during the division calculation. </text:p>
      <text:p text:style-name="P1"/>
      <text:p text:style-name="P1"/>
      <text:list xml:id="list3350968071" text:style-name="L6">
        <text:list-item>
          <text:p text:style-name="P12">Dim As Double myDbl </text:p>
        </text:list-item>
        <text:list-item>
          <text:p text:style-name="P12">Dim As Integer myInt1, myInt2 </text:p>
        </text:list-item>
        <text:list-item>
          <text:p text:style-name="P12">'Assign values to myInt1, myInt2 </text:p>
        </text:list-item>
        <text:list-item>
          <text:p text:style-name="P12">myInt1 = 5 </text:p>
        </text:list-item>
        <text:list-item>
          <text:p text:style-name="P12">myInt2 = 3 </text:p>
        </text:list-item>
        <text:list-item>
          <text:p text:style-name="P12">myDbl = myInt1 / myInt2 </text:p>
        </text:list-item>
        <text:list-item>
          <text:p text:style-name="P12">Print "myDbl ="; myDbl </text:p>
        </text:list-item>
        <text:list-item>
          <text:p text:style-name="P12">Sleep </text:p>
        </text:list-item>
        <text:list-item>
          <text:p text:style-name="P12">End </text:p>
        </text:list-item>
        <text:list-item>
          <text:p text:style-name="P12"/>
        </text:list-item>
      </text:list>
      <text:p text:style-name="P1"/>
      <text:p text:style-name="P1"/>
      <text:p text:style-name="P1">Listing 3.2: calcconv.bas </text:p>
      <text:p text:style-name="P1"/>
      <text:p text:style-name="P1"><text:tab/>Analysis: Line 1 and 2 in the program are the alternate Dim statement formats. You can use this format to declare multiple variables of the same type. In line 4 and 5, the variables are initialized. In line 6 the / character is the division operator. The result of the division operation will be implicitly converted to a double-type in the assignment statement. Line 7 prints the newly converted value to the screen and in lines 8 and 9, the program will wait for a key press and then end. </text:p>
      <text:p text:style-name="P1"/>
      <text:p text:style-name="P1">Running the program produces the following output. </text:p>
      <text:p text:style-name="P1"/>
      <text:p text:style-name="P1">myDbl = 1.66666666666667 </text:p>
      <text:p text:style-name="P1"/>
      <text:p text:style-name="P1"/>
      <text:p text:style-name="P1">Output 3.2: calconv.bas </text:p>
      <text:p text:style-name="P1"><text:soft-page-break/></text:p>
      <text:p text:style-name="P1">The result is as expected since the double-type has a greater precision than the integer-type. However, consider this program and its output, which demonstrates the implicit rounding during calculations. </text:p>
      <text:p text:style-name="P1"/>
      <text:p text:style-name="P1"/>
      <text:list xml:id="list3377383196" text:style-name="Numbering_20_2">
        <text:list-item>
          <text:p text:style-name="_5f_code">Dim As Double myDbl1, myDbl2 </text:p>
        </text:list-item>
        <text:list-item>
          <text:p text:style-name="_5f_code">Dim As Integer myInt </text:p>
        </text:list-item>
        <text:list-item>
          <text:p text:style-name="_5f_code">'Assign values to myInt1, myInt2 </text:p>
        </text:list-item>
        <text:list-item>
          <text:p text:style-name="_5f_code">myDbl1 = 5.6 </text:p>
        </text:list-item>
        <text:list-item>
          <text:p text:style-name="_5f_code">myDbl2 = 3.1 </text:p>
        </text:list-item>
        <text:list-item>
          <text:p text:style-name="_5f_code">myInt = myDbl1 / myDbl2 </text:p>
        </text:list-item>
        <text:list-item>
          <text:p text:style-name="_5f_code">Print "myInt ="; myInt </text:p>
        </text:list-item>
        <text:list-item>
          <text:p text:style-name="_5f_code">Sleep </text:p>
        </text:list-item>
        <text:list-item>
          <text:p text:style-name="_5f_code">End </text:p>
        </text:list-item>
      </text:list>
      <text:p text:style-name="P1"/>
      <text:p text:style-name="P1"/>
      <text:p text:style-name="P1">Listing 3.3: calcconv2.bas </text:p>
      <text:p text:style-name="P1"/>
      <text:p text:style-name="P1"><text:tab/>Analysis: This program is similar to the program in Listing 4.2 except the conversion process is from two double-type variables to an integer. Lines 1 and 2 declare the working variables. Lines 4 and 5 set the values of the two double-type variables. Inline 6 the double-type division result is implicitly converted to an integer, resulting in precision loss. Line 7 prints the result to the console window and lines 8 and 9 wait for a key press and end the program. </text:p>
      <text:p text:style-name="P1"/>
      <text:p text:style-name="P1">The output of the program: </text:p>
      <text:p text:style-name="P1"/>
      <text:p text:style-name="P1">myInt = 2 </text:p>
      <text:p text:style-name="P1"/>
      <text:p text:style-name="P1"/>
      <text:p text:style-name="P1">Output 3.3: calconv2.bas </text:p>
      <text:p text:style-name="P1"/>
      <text:p text:style-name="P1">In this example, the two double-type variables were converted to integers andthen the division operation was performed. Since 5.6 was rounded up to 6 during theconversion, the result is 2 rather than 1. This may not be a problem, but you should beaware that these types of conversions occur when working with mixed precision types. </text:p>
      <text:p text:style-name="P1"/>
      <text:h text:style-name="P3" text:outline-level="2">Explicit Data Conversion </text:h>
      <text:p text:style-name="P1"/>
      <text:p text:style-name="P1">There is an alternative to implicit data conversion, explicit data conversion where you use one of FreeBasic’s built-in conversion functions. Since these functions are designed for conversion, they return consistent results and are unlikely to change even if the implicit rules of the compiler change. Even though it is more work, it is always safer to explicitly convert data to the needed data type before carrying out operations on that data. </text:p>
      <text:p text:style-name="P1"/>
      <text:h text:style-name="P4" text:outline-level="3">Numeric Data Conversion Functions </text:h>
      <text:p text:style-name="P1"/>
      <text:p text:style-name="P1"><text:soft-page-break/>Table 4.1 lists all the conversion functions. Keep in mind that these functions donot check for overflow, so be sure that the value passed to these functions is in theexpected range. </text:p>
      <text:p text:style-name="P1"/>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Function</text:p>
          </table:table-cell>
          <table:table-cell table:style-name="Table1.A1" office:value-type="string">
            <text:p text:style-name="P1"><text:s/>Syntax </text:p>
          </table:table-cell>
          <table:table-cell table:style-name="Table1.A1" office:value-type="string">
            <text:p text:style-name="P1">Purpose</text:p>
          </table:table-cell>
          <table:table-cell table:style-name="Table1.D1" office:value-type="string">
            <text:p text:style-name="P1"><text:s/>Comment </text:p>
          </table:table-cell>
        </table:table-row>
        <table:table-row>
          <table:table-cell table:style-name="Table1.A2" office:value-type="string">
            <text:p text:style-name="P7">Cast</text:p>
          </table:table-cell>
          <table:table-cell table:style-name="Table1.A2" office:value-type="string">
            <text:p text:style-name="P7">B = Cast(datatype,expression)</text:p>
          </table:table-cell>
          <table:table-cell table:style-name="Table1.A2" office:value-type="string">
            <text:p text:style-name="P7">Convert expression to data-type listed. </text:p>
          </table:table-cell>
          <table:table-cell table:style-name="Table1.D2" office:value-type="string">
            <text:p text:style-name="P8">Datatype is any of the available FreeBasic data-types. Expression is a numeric value, variable or expression. </text:p>
          </table:table-cell>
        </table:table-row>
        <table:table-row>
          <table:table-cell table:style-name="Table1.A2" office:value-type="string">
            <text:p text:style-name="P7">Cbyte</text:p>
          </table:table-cell>
          <table:table-cell table:style-name="Table1.A2" office:value-type="string">
            <text:p text:style-name="P7"><text:s/>B = CByte(expression) </text:p>
          </table:table-cell>
          <table:table-cell table:style-name="Table1.A2" office:value-type="string">
            <text:p text:style-name="P7">Convert expression to byte. </text:p>
          </table:table-cell>
          <table:table-cell table:style-name="Table1.D2" office:value-type="string">
            <text:p text:style-name="P7">Expression must be in the range –128 to 127. </text:p>
          </table:table-cell>
        </table:table-row>
        <table:table-row>
          <table:table-cell table:style-name="Table1.A2" office:value-type="string">
            <text:p text:style-name="P7">CDbl </text:p>
          </table:table-cell>
          <table:table-cell table:style-name="Table1.A2" office:value-type="string">
            <text:p text:style-name="P7">B = CDbl(expression) </text:p>
          </table:table-cell>
          <table:table-cell table:style-name="Table1.A2" office:value-type="string">
            <text:p text:style-name="P8">Convert expression to double. </text:p>
          </table:table-cell>
          <table:table-cell table:style-name="Table1.D2" office:value-type="string">
            <text:p text:style-name="P8">Expression must be in the range of -2.2E-308 to+1.7E+308. </text:p>
          </table:table-cell>
        </table:table-row>
        <table:table-row>
          <table:table-cell table:style-name="Table1.A2" office:value-type="string">
            <text:p text:style-name="P7">Cint </text:p>
          </table:table-cell>
          <table:table-cell table:style-name="Table1.A2" office:value-type="string">
            <text:p text:style-name="P7">B = Cint(expression) </text:p>
          </table:table-cell>
          <table:table-cell table:style-name="Table1.A2" office:value-type="string">
            <text:p text:style-name="P8"><text:s/>Convert expression to integer. </text:p>
          </table:table-cell>
          <table:table-cell table:style-name="Table1.D2" office:value-type="string">
            <text:p text:style-name="P8">Expression must be in the range of –2,147,483,648 to2,147,483,647.</text:p>
          </table:table-cell>
        </table:table-row>
        <table:table-row>
          <table:table-cell table:style-name="Table1.A2" office:value-type="string">
            <text:p text:style-name="P7">Clng</text:p>
          </table:table-cell>
          <table:table-cell table:style-name="Table1.A2" office:value-type="string">
            <text:p text:style-name="P7"><text:s/>B = CLng(expression) </text:p>
          </table:table-cell>
          <table:table-cell table:style-name="Table1.A2" office:value-type="string">
            <text:p text:style-name="P7">Convert expression tolong. Long is analias for integer. </text:p>
          </table:table-cell>
          <table:table-cell table:style-name="Table1.D2" office:value-type="string">
            <text:p text:style-name="P7">Expression must be in the range of –2,147,483,648 to2,147,483,647. </text:p>
          </table:table-cell>
        </table:table-row>
        <table:table-row>
          <table:table-cell table:style-name="Table1.A2" office:value-type="string">
            <text:p text:style-name="P7">ClngInt </text:p>
          </table:table-cell>
          <table:table-cell table:style-name="Table1.A2" office:value-type="string">
            <text:p text:style-name="P7">B = ClngInt(expression) </text:p>
          </table:table-cell>
          <table:table-cell table:style-name="Table1.A2" office:value-type="string">
            <text:p text:style-name="P7">Convert expression to long int.</text:p>
          </table:table-cell>
          <table:table-cell table:style-name="Table1.D2" office:value-type="string">
            <text:p text:style-name="P8"><text:s/>Expression must be in the range of –9,223,372,036,854,775,808 to 9,223,372,036,854,775,807 </text:p>
          </table:table-cell>
        </table:table-row>
        <table:table-row>
          <table:table-cell table:style-name="Table1.A2" office:value-type="string">
            <text:p text:style-name="P7">Cshort</text:p>
          </table:table-cell>
          <table:table-cell table:style-name="Table1.A2" office:value-type="string">
            <text:p text:style-name="P7"><text:s/>B = CShort(expression) </text:p>
          </table:table-cell>
          <table:table-cell table:style-name="Table1.A2" office:value-type="string">
            <text:p text:style-name="P7">Convert expression to short. </text:p>
          </table:table-cell>
          <table:table-cell table:style-name="Table1.D2" office:value-type="string">
            <text:p text:style-name="P8">Expression must be in the range of -32768 to 32767. </text:p>
          </table:table-cell>
        </table:table-row>
        <table:table-row>
          <table:table-cell table:style-name="Table1.A2" office:value-type="string">
            <text:p text:style-name="P7">CUByte</text:p>
          </table:table-cell>
          <table:table-cell table:style-name="Table1.A2" office:value-type="string">
            <text:p text:style-name="P7"><text:s/>B = CUByte(expression) </text:p>
          </table:table-cell>
          <table:table-cell table:style-name="Table1.A2" office:value-type="string">
            <text:p text:style-name="P7">Convert expression to unsigned byte. <text:s/></text:p>
          </table:table-cell>
          <table:table-cell table:style-name="Table1.D2" office:value-type="string">
            <text:p text:style-name="P8">Expression must be in the range of 0 to255.</text:p>
          </table:table-cell>
        </table:table-row>
        <table:table-row>
          <table:table-cell table:style-name="Table1.A2" office:value-type="string">
            <text:p text:style-name="P7">CUInt</text:p>
          </table:table-cell>
          <table:table-cell table:style-name="Table1.A2" office:value-type="string">
            <text:p text:style-name="P7"><text:s/>B = CUInt(expression) </text:p>
          </table:table-cell>
          <table:table-cell table:style-name="Table1.A2" office:value-type="string">
            <text:p text:style-name="P7">Convert expression to unsigned integer. </text:p>
          </table:table-cell>
          <table:table-cell table:style-name="Table1.D2" office:value-type="string">
            <text:p text:style-name="P8">Expression must be in the range of 0 to 4,294,967,296. </text:p>
          </table:table-cell>
        </table:table-row>
        <table:table-row>
          <table:table-cell table:style-name="Table1.A2" office:value-type="string">
            <text:p text:style-name="P7">CULngInt </text:p>
          </table:table-cell>
          <table:table-cell table:style-name="Table1.A2" office:value-type="string">
            <text:p text:style-name="P7">B = CULngInt(expression) </text:p>
          </table:table-cell>
          <table:table-cell table:style-name="Table1.A2" office:value-type="string">
            <text:p text:style-name="P7">Convert expression to long unsigned integer. </text:p>
          </table:table-cell>
          <table:table-cell table:style-name="Table1.D2" office:value-type="string">
            <text:p text:style-name="P8">Expression must be in the range of 0 to18,446,744,073,709,551,615 .</text:p>
          </table:table-cell>
        </table:table-row>
        <table:table-row>
          <table:table-cell table:style-name="Table1.A2" office:value-type="string">
            <text:p text:style-name="P8">CUShort <text:s/></text:p>
          </table:table-cell>
          <table:table-cell table:style-name="Table1.A2" office:value-type="string">
            <text:p text:style-name="P8">B = CUShort(expression)</text:p>
          </table:table-cell>
          <table:table-cell table:style-name="Table1.A2" office:value-type="string">
            <text:p text:style-name="P8">Convert expression to unsigned short. </text:p>
          </table:table-cell>
          <table:table-cell table:style-name="Table1.D2" office:value-type="string">
            <text:p text:style-name="P8">Expression must be in the range of 0 to 65535. </text:p>
          </table:table-cell>
        </table:table-row>
        <table:table-row>
          <table:table-cell table:style-name="Table1.A2" office:value-type="string">
            <text:p text:style-name="P8">CSng</text:p>
          </table:table-cell>
          <table:table-cell table:style-name="Table1.A2" office:value-type="string">
            <text:p text:style-name="P8"><text:s/>B = SCng(expression) </text:p>
          </table:table-cell>
          <table:table-cell table:style-name="Table1.A2" office:value-type="string">
            <text:p text:style-name="P8">Convert expression to single. </text:p>
          </table:table-cell>
          <table:table-cell table:style-name="Table1.D2" office:value-type="string">
            <text:p text:style-name="P8">Expression must be in the range of 1.1 E-38 to 3.43E+38. </text:p>
          </table:table-cell>
        </table:table-row>
      </table:table>
      <text:p text:style-name="Table">Table <text:sequence text:ref-name="refTable0" text:name="Table" text:formula="ooow:Table+1" style:num-format="1">1</text:sequence>: </text:p>
      <text:p text:style-name="P1"/>
      <text:p text:style-name="P1">Table 3.1: FreeBasic Conversion Functions </text:p>
      <text:p text:style-name="P1"/>
      <text:p text:style-name="P1"/>
      <text:p text:style-name="P5"><text:span text:style-name="T2">When examining conversion functions it is important to understand how the function rounds with both negative and positive numbers. The FreeBasic conversion functions round numbers up, making positive number more positive and negative numbers more negative. The following program illustrates the rounding with Cast and Cint, as well as demonstrating that the conversion functions will work with expressions as well as </text:span><text:soft-page-break/><text:span text:style-name="T2">numbers. </text:span></text:p>
      <text:p text:style-name="P5"><text:span text:style-name="T2"/></text:p>
      <text:list xml:id="list125344217644289" text:continue-list="list2335816383" text:style-name="List_20_1">
        <text:list-item text:start-value="1">
          <text:p text:style-name="P13"/>
        </text:list-item>
        <text:list-item>
          <text:p text:style-name="P13"><text:s text:c="7"/>Dim as Double myDouble1, myDouble2, myDouble3 </text:p>
        </text:list-item>
        <text:list-item>
          <text:p text:style-name="P13"><text:s text:c="7"/>Dim as Integer myInt </text:p>
        </text:list-item>
        <text:list-item>
          <text:p text:style-name="P13"><text:s/></text:p>
        </text:list-item>
        <text:list-item>
          <text:p text:style-name="P13"><text:s text:c="7"/>'Set variable ranges </text:p>
        </text:list-item>
        <text:list-item>
          <text:p text:style-name="P13"><text:s text:c="7"/>myDouble1 = 143.5 </text:p>
        </text:list-item>
        <text:list-item>
          <text:p text:style-name="P13"><text:s text:c="7"/>myDouble3 = 143.4 </text:p>
        </text:list-item>
        <text:list-item>
          <text:p text:style-name="P13"><text:s text:c="7"/>myDouble2 = 143.5 </text:p>
        </text:list-item>
        <text:list-item>
          <text:p text:style-name="P13"><text:s text:c="7"/>myInt = 12 </text:p>
        </text:list-item>
        <text:list-item>
          <text:p text:style-name="P13"/>
        </text:list-item>
        <text:list-item>
          <text:p text:style-name="P13">'Show cast in action </text:p>
        </text:list-item>
        <text:list-item>
          <text:p text:style-name="P13">Print "** Cast **" </text:p>
        </text:list-item>
        <text:list-item>
          <text:p text:style-name="P13">Print "Double1 ";myDouble1;" cast to integer ";Cast(Integer, myDouble1) </text:p>
        </text:list-item>
        <text:list-item>
          <text:p text:style-name="P13">Print "Double2 ";myDouble2;" cast to integer ";Cast(Integer, myDouble2) </text:p>
        </text:list-item>
        <text:list-item>
          <text:p text:style-name="P13">Print "Double3 ";myDouble3;" cast to integer ";Cast(Integer, myDouble3) </text:p>
        </text:list-item>
        <text:list-item>
          <text:p text:style-name="P13">Print "Expression ";myDouble1;" + ";myInt;" cast to double "; </text:p>
        </text:list-item>
        <text:list-item>
          <text:p text:style-name="P13">Print Cast(Double, myDouble1 + myInt) </text:p>
        </text:list-item>
        <text:list-item>
          <text:p text:style-name="P13">Print </text:p>
        </text:list-item>
        <text:list-item>
          <text:p text:style-name="P13"><text:s/></text:p>
        </text:list-item>
        <text:list-item>
          <text:p text:style-name="P13">‘Show cint in action </text:p>
        </text:list-item>
        <text:list-item>
          <text:p text:style-name="P13">Print "** CInt **" </text:p>
        </text:list-item>
        <text:list-item>
          <text:p text:style-name="P13"><text:span text:style-name="T1">P</text:span>rint "Double1 ";myDouble1;" cint to integer ";CInt(myDouble1) </text:p>
        </text:list-item>
        <text:list-item>
          <text:p text:style-name="P13">Print "Double2 ";myDouble2;" cast to integer ";CInt(myDouble2) </text:p>
        </text:list-item>
        <text:list-item>
          <text:p text:style-name="P13">Print "Double3 ";myDouble3;" cast to integer ";CInt(myDouble3) </text:p>
        </text:list-item>
        <text:list-item>
          <text:p text:style-name="P13">Print "Expression ";myDouble1;" + ";myInt;" cast to integer ";CInt(myDouble1 + myInt) </text:p>
        </text:list-item>
        <text:list-item>
          <text:p text:style-name="P13">Print "Expression ";myDouble2;" + ";myInt;" cast to integer ";CInt(myDouble2 + myInt) </text:p>
        </text:list-item>
        <text:list-item>
          <text:p text:style-name="P13">Print </text:p>
        </text:list-item>
        <text:list-item>
          <text:p text:style-name="P13"/>
        </text:list-item>
        <text:list-item>
          <text:p text:style-name="P13">Sleep </text:p>
        </text:list-item>
        <text:list-item>
          <text:p text:style-name="P13"><text:s/>End </text:p>
        </text:list-item>
      </text:list>
      <text:p text:style-name="P7"/>
      <text:p text:style-name="P1">Listing 3.4: convert.bas </text:p>
      <text:p text:style-name="P1"/>
      <text:p text:style-name="P1"><text:tab/>Analysis: This program demonstrates the built-in FreeBasic conversion functions.</text:p>
      <text:p text:style-name="P1">Lines 1 and 2 declare the working variables using the alternate format of the Dim. Two tables of information are printed to the console in line 12 to 18 and lines 21 to 27. In lines13 to 16, the result of the Cast function is printed directly to the screen, as is the Cint function in lines 22 to 26. Normally the values would be saved in another variable to be used in the program. Line 16 ends with a semi-colon. This instructs the compiler not to </text:p>
      <text:p text:style-name="P1"/>
      <text:p text:style-name="P1"/>
      <text:p text:style-name="P1">print a carriage return after the print statement, so that when the value of Cast is printed in line 17, the value will appear on the same line as the data printed in line 16. The program is closed in the usual way using Sleep and End. </text:p>
      <text:p text:style-name="P1"/>
      <text:p text:style-name="P1">Running the program will produce the output shown below. </text:p>
      <text:p text:style-name="P1"/>
      <text:p text:style-name="P1"/>
      <text:p text:style-name="output"/>
      <text:p text:style-name="output">** Cast ** </text:p>
      <text:p text:style-name="output">Double1 143.5 cast to integer 144 </text:p>
      <text:p text:style-name="output">Double2 143.5 </text:p>
      <text:p text:style-name="output">cast to integer 144 </text:p>
      <text:p text:style-name="output">Double3 143.4 cast to integer 143 </text:p>
      <text:p text:style-name="output">Expression 143.5 + 12 cast to double 155.5 </text:p>
      <text:p text:style-name="output"/>
      <text:p text:style-name="output"/>
      <text:p text:style-name="output"><text:soft-page-break/>** CInt ** </text:p>
      <text:p text:style-name="output">Double1 143.5 cint to integer 144 </text:p>
      <text:p text:style-name="output">Double2 143.5 </text:p>
      <text:p text:style-name="output">cast to integer 144 </text:p>
      <text:p text:style-name="output">Double3 143.4 cast to integer 143 </text:p>
      <text:p text:style-name="output">Expression 143.5 + 12 cast to integer 156 </text:p>
      <text:p text:style-name="output">Expression 143.5 </text:p>
      <text:p text:style-name="output">+ 12 cast to integer –132 </text:p>
      <text:p text:style-name="P1"/>
      <text:p text:style-name="P1"/>
      <text:p text:style-name="P1">Output 3.4: convert.bas </text:p>
      <text:p text:style-name="P1"/>
      <text:p text:style-name="P1">As you can see from the program, you can use both numbers and expressions in the conversion functions. Keep in mind that if you pass an expression to a conversion function, the evaluated expression must not exceed the limit of the target data type, or an overflow will occur. Looking at the output you can see that the rounding for middle values is up or greater in magnitude. 143.5 rounds up, making the resulting number more positive and –143.5, more negative. </text:p>
      <text:p text:style-name="P1"/>
      <text:h text:style-name="P4" text:outline-level="3">Using Conversion Functions in Macros </text:h>
      <text:p text:style-name="P1"/>
      <text:p text:style-name="P1">One area where the conversion functions listed in Table 4.1 are useful is in the </text:p>
      <text:p text:style-name="P1">creation of macros. A macro is a small piece of executable code that the compiler inserts into the program at designated areas. Macros are defined using the #Define compiler directive. #Define has the format #Define name symbol. When the compiler encounters name within the program code, it is replaced with symbol. </text:p>
      <text:p text:style-name="P1"/>
      <text:p text:style-name="P1">The following program creates a macro that packs a screen row and column number into the high and low bytes of a uinteger. The conversion function Cint is used since you will not always know the data type being passed to the macro, and you want to be sure that you are working with known quantities. </text:p>
      <text:p text:style-name="P5"/>
      <text:p text:style-name="P5"/>
      <text:p text:style-name="P5"/>
      <text:p text:style-name="P5"/>
      <text:list xml:id="list125345507052724" text:continue-list="list125344217644289" text:style-name="List_20_1">
        <text:list-item text:start-value="1">
          <text:p text:style-name="P13">'Macro created by v1ctor </text:p>
        </text:list-item>
        <text:list-item>
          <text:p text:style-name="P13">#define MAKDWORD(x,y) (cint(x) shl 16 or cint(y)) </text:p>
        </text:list-item>
        <text:list-item>
          <text:p text:style-name="P13"/>
        </text:list-item>
        <text:list-item>
          <text:p text:style-name="P13"/>
        </text:list-item>
        <text:list-item>
          <text:p text:style-name="P13">Dim myInt As Uinteger </text:p>
        </text:list-item>
        <text:list-item>
          <text:p text:style-name="P13">Dim As Integer i, cnt </text:p>
        </text:list-item>
        <text:list-item>
          <text:p text:style-name="P13"/>
        </text:list-item>
        <text:list-item>
          <text:p text:style-name="P13"/>
        </text:list-item>
        <text:list-item>
          <text:p text:style-name="P13">'Store row 5 column 5 in a single uinteger </text:p>
        </text:list-item>
        <text:list-item>
          <text:p text:style-name="P13">myInt = MAKDWORD(5, 5) </text:p>
        </text:list-item>
        <text:list-item>
          <text:p text:style-name="P13"/>
        </text:list-item>
        <text:list-item>
          <text:p text:style-name="P13"/>
        </text:list-item>
        <text:list-item>
          <text:p text:style-name="P13">'Set the width and height of the console window </text:p>
        </text:list-item>
        <text:list-item>
          <text:p text:style-name="P13">Width 80, 25 </text:p>
        </text:list-item>
        <text:list-item>
          <text:p text:style-name="P13">'Print column headers </text:p>
        </text:list-item>
        <text:list-item>
          <text:p text:style-name="P13">cnt = 1 </text:p>
        </text:list-item>
        <text:list-item>
          <text:p text:style-name="P13">For i = 1 To 80</text:p>
        </text:list-item>
        <text:list-item>
          <text:p text:style-name="P13"/>
        </text:list-item>
        <text:list-item>
          <text:p text:style-name="P13"/>
        </text:list-item>
        <text:list-item>
          <text:p text:style-name="P13"><text:s/>'Print columns as 12345678901... </text:p>
        </text:list-item>
        <text:list-item>
          <text:p text:style-name="P13"><text:soft-page-break/>If cnt = 10 Then</text:p>
        </text:list-item>
        <text:list-item>
          <text:p text:style-name="P13"/>
        </text:list-item>
        <text:list-item>
          <text:p text:style-name="P13"/>
        </text:list-item>
        <text:list-item>
          <text:p text:style-name="P13"><text:s/>cnt = 0 </text:p>
        </text:list-item>
        <text:list-item>
          <text:p text:style-name="P13">End If </text:p>
        </text:list-item>
        <text:list-item>
          <text:p text:style-name="P13">Locate 1, i </text:p>
        </text:list-item>
        <text:list-item>
          <text:p text:style-name="P13">'Convert to string so we don't get leading space </text:p>
        </text:list-item>
        <text:list-item>
          <text:p text:style-name="P13">Print Str(cnt) </text:p>
        </text:list-item>
        <text:list-item>
          <text:p text:style-name="P13">'Increment our counter </text:p>
        </text:list-item>
        <text:list-item>
          <text:p text:style-name="P13">cnt += 1 </text:p>
        </text:list-item>
        <text:list-item>
          <text:p text:style-name="P13"/>
        </text:list-item>
        <text:list-item>
          <text:p text:style-name="P13"/>
        </text:list-item>
        <text:list-item>
          <text:p text:style-name="P13">Next </text:p>
        </text:list-item>
        <text:list-item>
          <text:p text:style-name="P13">'Print row headers </text:p>
        </text:list-item>
        <text:list-item>
          <text:p text:style-name="P13">cnt = 2 </text:p>
        </text:list-item>
        <text:list-item>
          <text:p text:style-name="P13">For i = 2 To 25</text:p>
        </text:list-item>
        <text:list-item>
          <text:p text:style-name="P13"/>
        </text:list-item>
        <text:list-item>
          <text:p text:style-name="P13"/>
        </text:list-item>
        <text:list-item>
          <text:p text:style-name="P13"><text:s/>'Row numbers will be like col numbers </text:p>
        </text:list-item>
        <text:list-item>
          <text:p text:style-name="P13">If cnt = 10 Then</text:p>
        </text:list-item>
        <text:list-item>
          <text:p text:style-name="P13"/>
        </text:list-item>
        <text:list-item>
          <text:p text:style-name="P13"/>
        </text:list-item>
        <text:list-item>
          <text:p text:style-name="P13"><text:s/>cnt = 0 </text:p>
        </text:list-item>
        <text:list-item>
          <text:p text:style-name="P13">End If </text:p>
        </text:list-item>
        <text:list-item>
          <text:p text:style-name="P13">Locate i, 1 </text:p>
        </text:list-item>
        <text:list-item>
          <text:p text:style-name="P13">'Convert to string so we don't get leading space </text:p>
        </text:list-item>
        <text:list-item>
          <text:p text:style-name="P13">'We need the semicolon </text:p>
        </text:list-item>
        <text:list-item>
          <text:p text:style-name="P13">so a line feed isn't printed </text:p>
        </text:list-item>
        <text:list-item>
          <text:p text:style-name="P13">'on line 25 which would scroll screen. </text:p>
        </text:list-item>
        <text:list-item>
          <text:p text:style-name="P13">Print Str(cnt); </text:p>
        </text:list-item>
        <text:list-item>
          <text:p text:style-name="P13">'Increment our counter </text:p>
        </text:list-item>
        <text:list-item>
          <text:p text:style-name="P13">cnt += 1 </text:p>
        </text:list-item>
        <text:list-item>
          <text:p text:style-name="P13"/>
        </text:list-item>
        <text:list-item>
          <text:p text:style-name="P13"/>
        </text:list-item>
        <text:list-item>
          <text:p text:style-name="P13">Next </text:p>
        </text:list-item>
        <text:list-item>
          <text:p text:style-name="P13"/>
        </text:list-item>
        <text:list-item>
          <text:p text:style-name="P13"/>
        </text:list-item>
        <text:list-item>
          <text:p text:style-name="P13">'Print out string on saved location </text:p>
        </text:list-item>
        <text:list-item>
          <text:p text:style-name="P13">Locate Hiword(myInt), Loword(myInt) </text:p>
        </text:list-item>
        <text:list-item>
          <text:p text:style-name="P13">Print "We stored the screen location in a single uinteger!" </text:p>
        </text:list-item>
        <text:list-item>
          <text:p text:style-name="P13"/>
        </text:list-item>
        <text:list-item>
          <text:p text:style-name="P13"/>
        </text:list-item>
        <text:list-item>
          <text:p text:style-name="P13">45 </text:p>
        </text:list-item>
        <text:list-item>
          <text:p text:style-name="P13">Sleep </text:p>
        </text:list-item>
        <text:list-item>
          <text:p text:style-name="P13">End </text:p>
        </text:list-item>
      </text:list>
      <text:p text:style-name="P1"/>
      <text:p text:style-name="P1"/>
      <text:p text:style-name="P11">Listing 3.5: makdword.bas </text:p>
      <text:p text:style-name="P1"/>
      <text:p text:style-name="P1"><text:tab/>Analysis: In line 2 the #define compiler directive is used to create a macro. A macro is an snippet of executable code that the compiler will insert into the code when it finds the macro name, MAKDWORD. In lines 4 and 5 the working variables are declared.</text:p>
      <text:p text:style-name="P1">In line 8, the variable myInt is initialized with the macro previously defined. The macro stores the screen locations, row 5 and column 5 in the high and low word of the integer variable. </text:p>
      <text:p text:style-name="P1"/>
      <text:p text:style-name="P1">In line 11 the Width statement is used to set the console screen to 80 columns and </text:p>
      <text:p text:style-name="P1">25 rows. The variable cnt, which will be used to print out the column and row headers, is set to 1. Lines 14 through 24 prints out the column headers using a For-Next loop. Line 19 uses the Locate statement to set the cursor position and line 36 prints out the value. The numbers will range from 1 to 0 and then repeat. </text:p>
      <text:p text:style-name="P1"/>
      <text:p text:style-name="P1">In line 36 the Str function is used to convert the numeric value of cnt to a string so <text:soft-page-break/>that the Print statement will not insert a leading space. Print inserts a leading space when printing numeric variables so they can accommodate a leading negative sign. Lines 26 through 39 print out the row headers in the same fashion as the column headers. </text:p>
      <text:p text:style-name="P1"/>
      <text:p text:style-name="P1">In line 42 the two functions Hiword and Loword are used to retrieve the high and low bytes of the integer variable, which contain the row and column respectively. Line 45and 46 wait for a key press and end the program in the usual fashion. </text:p>
      <text:p text:style-name="P1"/>
      <text:p text:style-name="P1">The macro is defined in line 2 takes two parameters, x and y. The compiler wills <text:span text:style-name="T3">s</text:span>ubstitute MAKDWORD(x,y) with (cint(x) shl 16 or cint(y)) replacing x with the first </text:p>
      <text:p text:style-name="P1">number and y with the second number. Cint is used within the macro so that no matter </text:p>
      <text:p text:style-name="P1">what values are passed through x and y, the macro will always be working with integers.</text:p>
      <text:p text:style-name="P1">The operators or and shl will be discussed later in the book. </text:p>
      <text:p text:style-name="P1"/>
      <text:p text:style-name="P1">The Locate statement expects a row number and column number to position texton the screen. In line 42 we are using the two functions Hiword and Loword to return the high (most significant) and low (least significant) words of the integer myInt, which contain the row and column numbers respectively. </text:p>
      <text:p text:style-name="P1"/>
      <text:p text:style-name="P1">Running the program will produce the following output. </text:p>
      <text:p text:style-name="P1"/>
      <text:p text:style-name="P1">12345678901234567890123456789012345678901234567890123456789012345678901234567890 </text:p>
      <text:p text:style-name="P1">2 </text:p>
      <text:p text:style-name="P1">3 </text:p>
      <text:p text:style-name="P1">4 </text:p>
      <text:p text:style-name="P1">5 We stored the screen location in a single uinteger! </text:p>
      <text:p text:style-name="P1">6</text:p>
      <text:p text:style-name="P1">Output 3.5: makdword.bas </text:p>
      <text:p text:style-name="P1"/>
      <text:p text:style-name="P1">#Define is fully explored in the chapter on symbolic constants later in the book. </text:p>
      <text:p text:style-name="P1"/>
      <text:p text:style-name="P1"/>
      <text:p text:style-name="P1">Decimal Rounding Functions </text:p>
      <text:p text:style-name="P1"/>
      <text:p text:style-name="P1">FreeBasic has two built-in rounding functions for use with decimal numbers. Table</text:p>
      <text:p text:style-name="P1"/>
      <text:p text:style-name="P1">4.2 lists the functions along with their explanations. </text:p>
      <text:p text:style-name="P1">Function Syntax Comment </text:p>
      <text:p text:style-name="P1">Int B = Int(expression) Returns an integer value less than or equal tothe input. </text:p>
      <text:p text:style-name="P1">Fix B = Fix(expression) Returns the integer part of the input. </text:p>
      <text:p text:style-name="P1"/>
      <text:p text:style-name="P1">Table 3.2: FreeBasic Rounding Functions </text:p>
      <text:p text:style-name="P1"/>
      <text:p text:style-name="P1">As with the other conversion functions, this should be tested with both negative and positive numbers to see how the function behaves. The program intfix.bas listed below illustrates the results returned by the functions as well as their use with calculations. </text:p>
      <text:p text:style-name="P1"/>
      <text:p text:style-name="Preformatted_20_Text"><text:soft-page-break/></text:p>
      <text:p text:style-name="Preformatted_20_Text"/>
      <text:list xml:id="list125344443509102" text:continue-list="list3377383196" text:style-name="Numbering_20_2">
        <text:list-item text:start-value="1">
          <text:p text:style-name="_5f_code"><text:span text:style-name="comment0_5f_vb">'Create some double variables </text:span></text:p>
        </text:list-item>
        <text:list-item>
          <text:p text:style-name="_5f_code"><text:span text:style-name="keyword0_5f_vb"><text:span text:style-name="T5">Dim</text:span></text:span><text:span text:style-name="T5"> </text:span><text:span text:style-name="keyword0_5f_vb"><text:span text:style-name="T5">As</text:span></text:span><text:span text:style-name="T5"> Double myDouble1 = </text:span><text:span text:style-name="number_5f_vb"><text:span text:style-name="T5">5.5</text:span></text:span><text:span text:style-name="T5">, myDouble2 = </text:span><text:span text:style-name="number_5f_vb"><text:span text:style-name="T5">5.9</text:span></text:span><text:span text:style-name="T5"> </text:span></text:p>
        </text:list-item>
        <text:list-item>
          <text:p text:style-name="_5f_code"><text:s/></text:p>
        </text:list-item>
        <text:list-item>
          <text:p text:style-name="_5f_code"><text:span text:style-name="comment0_5f_vb">'Show rounding on negative and positive values </text:span></text:p>
        </text:list-item>
        <text:list-item>
          <text:p text:style-name="_5f_code"><text:span text:style-name="keyword0_5f_vb"><text:span text:style-name="T5">Print</text:span></text:span><text:span text:style-name="T5"> </text:span><text:span text:style-name="string_5f_vb"><text:span text:style-name="T5">"Doubles:"</text:span></text:span><text:span text:style-name="T5">, myDouble1, myDouble2 </text:span></text:p>
        </text:list-item>
        <text:list-item>
          <text:p text:style-name="_5f_code"><text:span text:style-name="keyword0_5f_vb"><text:span text:style-name="T5">Print</text:span></text:span><text:span text:style-name="T5"> </text:span><text:span text:style-name="string_5f_vb"><text:span text:style-name="T5">"Int:"</text:span></text:span><text:span text:style-name="T5">, </text:span><text:span text:style-name="keyword0_5f_vb"><text:span text:style-name="T5">Int</text:span></text:span><text:span text:style-name="symbol0_5f_vb"><text:span text:style-name="T5">(</text:span></text:span><text:span text:style-name="T5">myDouble1</text:span><text:span text:style-name="symbol0_5f_vb"><text:span text:style-name="T5">)</text:span></text:span><text:span text:style-name="T5">, </text:span><text:span text:style-name="keyword0_5f_vb"><text:span text:style-name="T5">Int</text:span></text:span><text:span text:style-name="symbol0_5f_vb"><text:span text:style-name="T5">(</text:span></text:span><text:span text:style-name="T5">myDouble2</text:span><text:span text:style-name="symbol0_5f_vb"><text:span text:style-name="T5">)</text:span></text:span><text:span text:style-name="T5"> </text:span></text:p>
        </text:list-item>
        <text:list-item>
          <text:p text:style-name="_5f_code"><text:span text:style-name="keyword0_5f_vb"><text:span text:style-name="T5">Print</text:span></text:span><text:span text:style-name="T5"> </text:span><text:span text:style-name="string_5f_vb"><text:span text:style-name="T5">"Fix:"</text:span></text:span><text:span text:style-name="T5">, </text:span><text:span text:style-name="keyword0_5f_vb"><text:span text:style-name="T5">Fix</text:span></text:span><text:span text:style-name="symbol0_5f_vb"><text:span text:style-name="T5">(</text:span></text:span><text:span text:style-name="T5">myDouble1</text:span><text:span text:style-name="symbol0_5f_vb"><text:span text:style-name="T5">)</text:span></text:span><text:span text:style-name="T5">, </text:span><text:span text:style-name="keyword0_5f_vb"><text:span text:style-name="T5">Fix</text:span></text:span><text:span text:style-name="symbol0_5f_vb"><text:span text:style-name="T5">(</text:span></text:span><text:span text:style-name="T5">myDouble2</text:span><text:span text:style-name="symbol0_5f_vb"><text:span text:style-name="T5">)</text:span></text:span><text:span text:style-name="T5"> </text:span></text:p>
        </text:list-item>
        <text:list-item>
          <text:p text:style-name="_5f_code"><text:span text:style-name="keyword0_5f_vb"><text:span text:style-name="T5">Print</text:span></text:span><text:span text:style-name="T5"> </text:span></text:p>
        </text:list-item>
        <text:list-item>
          <text:p text:style-name="_5f_code"><text:span text:style-name="comment0_5f_vb">'Try some calculation expressions </text:span></text:p>
        </text:list-item>
        <text:list-item>
          <text:p text:style-name="_5f_code"><text:span text:style-name="T5">myDouble1 = </text:span><text:span text:style-name="number_5f_vb"><text:span text:style-name="T5">15.78</text:span></text:span><text:span text:style-name="T5"> </text:span></text:p>
        </text:list-item>
        <text:list-item>
          <text:p text:style-name="_5f_code"><text:span text:style-name="T5">myDouble2 = </text:span><text:span text:style-name="number_5f_vb"><text:span text:style-name="T5">22.12</text:span></text:span><text:span text:style-name="T5"> </text:span></text:p>
        </text:list-item>
        <text:list-item>
          <text:p text:style-name="_5f_code"><text:span text:style-name="keyword0_5f_vb"><text:span text:style-name="T5">Print</text:span></text:span><text:span text:style-name="T5"> </text:span><text:span text:style-name="string_5f_vb"><text:span text:style-name="T5">"Expression:"</text:span></text:span><text:span text:style-name="T5">,myDouble1;</text:span><text:span text:style-name="string_5f_vb"><text:span text:style-name="T5">" +"</text:span></text:span><text:span text:style-name="T5">;myDouble2;</text:span><text:span text:style-name="string_5f_vb"><text:span text:style-name="T5">" = "</text:span></text:span><text:span text:style-name="T5">; </text:span><text:span text:style-name="keyword0_5f_vb"><text:span text:style-name="T5">Str</text:span></text:span><text:span text:style-name="symbol0_5f_vb"><text:span text:style-name="T5">(</text:span></text:span><text:span text:style-name="T5">myDouble1 + myDouble2</text:span><text:span text:style-name="symbol0_5f_vb"><text:span text:style-name="T5">)</text:span></text:span><text:span text:style-name="T5"> </text:span></text:p>
        </text:list-item>
        <text:list-item>
          <text:p text:style-name="_5f_code"><text:span text:style-name="keyword0_5f_vb"><text:span text:style-name="T5">Print</text:span></text:span><text:span text:style-name="T5"> </text:span><text:span text:style-name="string_5f_vb"><text:span text:style-name="T5">"Int:"</text:span></text:span><text:span text:style-name="T5">, </text:span><text:span text:style-name="keyword0_5f_vb"><text:span text:style-name="T5">Int</text:span></text:span><text:span text:style-name="symbol0_5f_vb"><text:span text:style-name="T5">(</text:span></text:span><text:span text:style-name="T5">myDouble1 + myDouble2</text:span><text:span text:style-name="symbol0_5f_vb"><text:span text:style-name="T5">)</text:span></text:span><text:span text:style-name="T5"> </text:span></text:p>
        </text:list-item>
        <text:list-item>
          <text:p text:style-name="_5f_code"><text:span text:style-name="keyword0_5f_vb"><text:span text:style-name="T5">Print</text:span></text:span><text:span text:style-name="T5"> </text:span><text:span text:style-name="string_5f_vb"><text:span text:style-name="T5">"Fix:"</text:span></text:span><text:span text:style-name="T5">, </text:span><text:span text:style-name="keyword0_5f_vb"><text:span text:style-name="T5">Fix</text:span></text:span><text:span text:style-name="symbol0_5f_vb"><text:span text:style-name="T5">(</text:span></text:span><text:span text:style-name="T5">myDouble1 + myDouble2</text:span><text:span text:style-name="symbol0_5f_vb"><text:span text:style-name="T5">)</text:span></text:span><text:span text:style-name="T5"> </text:span></text:p>
        </text:list-item>
        <text:list-item>
          <text:p text:style-name="_5f_code"><text:span text:style-name="comment0_5f_vb">'Wait for keypress </text:span></text:p>
        </text:list-item>
        <text:list-item>
          <text:p text:style-name="_5f_code">Sleep </text:p>
        </text:list-item>
        <text:list-item>
          <text:p text:style-name="_5f_code"><text:span text:style-name="keyword0_5f_vb"><text:span text:style-name="T5">End</text:span></text:span><text:span text:style-name="T5"> </text:span></text:p>
        </text:list-item>
      </text:list>
      <text:p text:style-name="Preformatted_20_Text"><text:s/></text:p>
      <text:p text:style-name="Preformatted_20_Text"/>
      <text:p text:style-name="Preformatted_20_Text"/>
      <text:p text:style-name="P1">Listing 3.6: intfix.bas </text:p>
      <text:p text:style-name="P1"/>
      <text:p text:style-name="P1"><text:tab/>Analysis: Line 2 uses the alternative syntax for Dim to declare and initialize the working variables. Line 4 through 6 display the results of the conversion function suingboth positive and negative numbers. Line 9 and 10 set the values for the variables to be used in calculations. Lines 12 through 14 display the results of the conversion functions using calculations so FreeBasic resolves the calculations before invoking the functions.</text:p>
      <text:p text:style-name="P1">Lines 17 and 18 end the program in the usual way. </text:p>
      <text:p text:style-name="P1"/>
      <text:p text:style-name="P1">The result of running the program is shown in Output 4.6. </text:p>
      <text:p text:style-name="P1"/>
      <text:p text:style-name="P1">Doubles: 5.5 </text:p>
      <text:p text:style-name="P1">5.9 </text:p>
      <text:p text:style-name="P1">Int: 6 </text:p>
      <text:p text:style-name="P1">5 </text:p>
      <text:p text:style-name="P1">Fix: 5 </text:p>
      <text:p text:style-name="P1">5 </text:p>
      <text:p text:style-name="P1"/>
      <text:p text:style-name="P1"/>
      <text:p text:style-name="P1">Expression: 15.78 </text:p>
      <text:p text:style-name="P1">+ 22.12 = 6.34 </text:p>
      <text:p text:style-name="P1"/>
      <text:p text:style-name="P1"/>
      <text:p text:style-name="P1">Int: 6 </text:p>
      <text:p text:style-name="P1"/>
      <text:p text:style-name="P1"/>
      <text:p text:style-name="P1">Fix: 6 </text:p>
      <text:p text:style-name="P1"/>
      <text:p text:style-name="P1"/>
      <text:p text:style-name="P1">Output 3.6: infix.bas </text:p>
      <text:p text:style-name="P1"/>
      <text:p text:style-name="P1">Notice that in the output Int returns a –6 for the input –5.5, since 6 is less than –</text:p>
      <text:p text:style-name="P1"><text:soft-page-break/>5.5, and 5 for 5.9 since 5 is less than 6. Fix on the other hand truncates the decimal and </text:p>
      <text:p text:style-name="P1">returns the integer portion of the double. As you can see both functions will also workwith an expression, in this myDouble1 + myDouble2. Which function you would usedepends on what behavior you would need with negative numbers, as they both returnsimilar results with positive numbers. </text:p>
      <text:p text:style-name="P1"/>
      <text:h text:style-name="P3" text:outline-level="2">A Look Ahead </text:h>
      <text:p text:style-name="P1"/>
      <text:p text:style-name="P1">In addition to the built-in conversion functions, there are a number of functions </text:p>
      <text:p text:style-name="P1">available in the C Runtime Library, which is the subject of the next chapter. </text:p>
      <text:p text:style-name="P1"/>
      <text:p text:style-name="P1"/>
      <text:h text:style-name="P3" text:outline-level="2">Exercises </text:h>
      <text:p text:style-name="P1"/>
      <text:p text:style-name="P1">1) How do you stop your program from printing a carriage return at the end of a line? </text:p>
      <text:p text:style-name="P1">2) What function would you use to convert an unknown value to a Double? </text:p>
      <text:p text:style-name="P1">3) What function would you use to convert an unknown value to an Integer? </text:p>
      <text:p text:style-name="P1">4) What would be the result of the equation 5 / 2 if assigned to an Integer? </text:p>
      <text:p text:style-name="P1">5) How do the functions Int() and Fix() differ in their results?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loext:graphic-properties draw:fill="none"/>
      <style:paragraph-properties fo:margin-top="0in" fo:margin-bottom="0in" loext:contextual-spacing="false" style:page-number="auto" fo:background-color="transparent" fo:padding="0.0201in" fo:border-left="0.06pt solid #000000" fo:border-right="0.06pt solid #000000" fo:border-top="none" fo:border-bottom="none" style:shadow="none" text:number-lines="fals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List_20_1" style:class="text">
      <style:paragraph-properties fo:margin-left="0.2917in" fo:margin-right="0in" fo:margin-top="0in" fo:margin-bottom="0in" loext:contextual-spacing="false" fo:text-indent="0in" style:auto-text-indent="true" fo:padding="0in" fo:border-left="0.99pt solid #000000" fo:border-right="none" fo:border-top="none" fo:border-bottom="none" style:shadow="none" text:number-lines="true" text:line-number="1">
        <style:tab-stops/>
      </style:paragraph-properties>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number text:level="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style:num-suffix="." style:num-format="1">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style:num-suffix="." style:num-format="1">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style:num-suffix="." style:num-format="1">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style:num-suffix="." style:num-format="1">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style:num-suffix="." style:num-format="1">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style:num-suffix="." style:num-format="1">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style:num-suffix="." style:num-format="1">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style:num-suffix="." style:num-format="1">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style:num-suffix="." style:num-format="1">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3 Converting Numeric Data Types </dc:title>
    <dc:date>2019-02-02T12:53:43.857631843</dc:date>
    <meta:editing-duration>PT21M44S</meta:editing-duration>
    <meta:editing-cycles>8</meta:editing-cycles>
    <meta:generator>LibreOffice/6.0.7.3$Linux_X86_64 LibreOffice_project/00m0$Build-3</meta:generator>
    <meta:document-statistic meta:table-count="1" meta:image-count="0" meta:object-count="0" meta:page-count="10" meta:paragraph-count="311" meta:word-count="3041" meta:character-count="17686" meta:non-whitespace-character-count="14739"/>
    <meta:template xlink:type="simple" xlink:actuate="onRequest" xlink:title="" xlink:href="../fbeginnerm.odm" meta:date="2018-09-10T08:52:56.016000000"/>
  </office:meta>
</office:document-meta>
</file>